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4" style:master-page-name="HTML">
      <style:paragraph-properties fo:text-align="end" style:justify-single-word="false" style:page-number="auto"/>
      <style:text-properties officeooo:paragraph-rsid="00186bcd"/>
    </style:style>
    <style:style style:name="P5" style:family="paragraph" style:parent-style-name="Subtitle">
      <style:paragraph-properties fo:text-align="start" style:justify-single-word="false"/>
    </style:style>
    <style:style style:name="P6" style:family="paragraph" style:parent-style-name="Subtitle">
      <style:paragraph-properties fo:text-align="end" style:justify-single-word="false"/>
      <style:text-properties fo:font-weight="bold" style:font-weight-asian="bold" style:font-weight-complex="bold"/>
    </style:style>
    <style:style style:name="P7" style:family="paragraph" style:parent-style-name="Title">
      <style:paragraph-properties fo:text-align="start" style:justify-single-word="false"/>
      <style:text-properties officeooo:paragraph-rsid="00186bcd"/>
    </style:style>
    <style:style style:name="P8" style:family="paragraph" style:parent-style-name="Title">
      <style:paragraph-properties fo:text-align="end" style:justify-single-word="false"/>
    </style:style>
    <style:style style:name="P9" style:family="paragraph" style:parent-style-name="Text_20_body" style:list-style-name="L1"/>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text-properties officeooo:paragraph-rsid="00401eaf"/>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text-properties officeooo:rsid="00186bcd" officeooo:paragraph-rsid="00186bcd"/>
    </style:style>
    <style:style style:name="P22" style:family="paragraph" style:parent-style-name="Text_20_body">
      <style:text-properties officeooo:paragraph-rsid="00242c07"/>
    </style:style>
    <style:style style:name="P23" style:family="paragraph" style:parent-style-name="Text_20_body">
      <style:text-properties officeooo:paragraph-rsid="00257e3a"/>
    </style:style>
    <style:style style:name="P24" style:family="paragraph" style:parent-style-name="Text_20_body">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fo:font-size="9.5pt" style:font-size-asian="9.5pt" style:font-size-complex="9.5pt"/>
    </style:style>
    <style:style style:name="T4" style:family="text">
      <style:text-properties style:font-name="Dax-Bold" fo:font-size="11pt" style:font-size-asian="11pt" style:font-size-complex="11pt"/>
    </style:style>
    <style:style style:name="T5" style:family="text">
      <style:text-properties officeooo:rsid="001b1bc1"/>
    </style:style>
    <style:style style:name="T6" style:family="text">
      <style:text-properties fo:font-style="italic" style:font-style-asian="italic" style:font-style-complex="italic"/>
    </style:style>
    <style:style style:name="T7" style:family="text">
      <style:text-properties fo:font-style="italic" officeooo:rsid="001b1bc1" style:font-style-asian="italic" style:font-style-complex="italic"/>
    </style:style>
    <style:style style:name="T8" style:family="text">
      <style:text-properties fo:font-style="italic" officeooo:rsid="00257e3a" style:font-style-asian="italic" style:font-style-complex="italic"/>
    </style:style>
    <style:style style:name="T9" style:family="text">
      <style:text-properties fo:font-style="italic" officeooo:rsid="0026ded8" style:font-style-asian="italic" style:font-style-complex="italic"/>
    </style:style>
    <style:style style:name="T10" style:family="text">
      <style:text-properties fo:font-style="italic" officeooo:rsid="00360a59" style:font-style-asian="italic" style:font-style-complex="italic"/>
    </style:style>
    <style:style style:name="T11" style:family="text">
      <style:text-properties fo:font-style="italic" officeooo:rsid="0039a7bb" style:font-style-asian="italic" style:font-style-complex="italic"/>
    </style:style>
    <style:style style:name="T12" style:family="text">
      <style:text-properties fo:font-style="italic" officeooo:rsid="00401eaf" style:font-style-asian="italic" style:font-style-complex="italic"/>
    </style:style>
    <style:style style:name="T13" style:family="text">
      <style:text-properties fo:font-style="italic" officeooo:rsid="0020dde1" style:font-style-asian="italic" style:font-style-complex="italic"/>
    </style:style>
    <style:style style:name="T14" style:family="text">
      <style:text-properties officeooo:rsid="001b337d"/>
    </style:style>
    <style:style style:name="T15" style:family="text">
      <style:text-properties officeooo:rsid="001c140f"/>
    </style:style>
    <style:style style:name="T16" style:family="text">
      <style:text-properties officeooo:rsid="001d1587"/>
    </style:style>
    <style:style style:name="T17" style:family="text">
      <style:text-properties officeooo:rsid="001ecd5b"/>
    </style:style>
    <style:style style:name="T18" style:family="text">
      <style:text-properties officeooo:rsid="001fbc14"/>
    </style:style>
    <style:style style:name="T19" style:family="text">
      <style:text-properties officeooo:rsid="0020dde1"/>
    </style:style>
    <style:style style:name="T20" style:family="text">
      <style:text-properties officeooo:rsid="0021d8da"/>
    </style:style>
    <style:style style:name="T21" style:family="text">
      <style:text-properties officeooo:rsid="00242c07"/>
    </style:style>
    <style:style style:name="T22" style:family="text">
      <style:text-properties fo:font-weight="normal" style:font-weight-asian="normal" style:font-weight-complex="normal"/>
    </style:style>
    <style:style style:name="T23" style:family="text">
      <style:text-properties fo:font-weight="normal" officeooo:rsid="00257e3a" style:font-weight-asian="normal" style:font-weight-complex="normal"/>
    </style:style>
    <style:style style:name="T24" style:family="text">
      <style:text-properties officeooo:rsid="00257e3a"/>
    </style:style>
    <style:style style:name="T25" style:family="text">
      <style:text-properties officeooo:rsid="0026ded8"/>
    </style:style>
    <style:style style:name="T26" style:family="text">
      <style:text-properties officeooo:rsid="0027c8c7"/>
    </style:style>
    <style:style style:name="T27" style:family="text">
      <style:text-properties officeooo:rsid="00295b80"/>
    </style:style>
    <style:style style:name="T28" style:family="text">
      <style:text-properties officeooo:rsid="002abb8d"/>
    </style:style>
    <style:style style:name="T29" style:family="text">
      <style:text-properties officeooo:rsid="002e4f7a"/>
    </style:style>
    <style:style style:name="T30" style:family="text">
      <style:text-properties officeooo:rsid="002f91f2"/>
    </style:style>
    <style:style style:name="T31" style:family="text">
      <style:text-properties officeooo:rsid="003079f7"/>
    </style:style>
    <style:style style:name="T32" style:family="text">
      <style:text-properties officeooo:rsid="00310cdb"/>
    </style:style>
    <style:style style:name="T33" style:family="text">
      <style:text-properties fo:font-style="normal" style:font-style-asian="normal" style:font-style-complex="normal"/>
    </style:style>
    <style:style style:name="T34" style:family="text">
      <style:text-properties fo:font-style="normal" officeooo:rsid="00367dd5" style:font-style-asian="normal" style:font-style-complex="normal"/>
    </style:style>
    <style:style style:name="T35" style:family="text">
      <style:text-properties fo:font-style="normal" officeooo:rsid="003d032c" style:font-style-asian="normal" style:font-style-complex="normal"/>
    </style:style>
    <style:style style:name="T36" style:family="text">
      <style:text-properties officeooo:rsid="0032b2d4"/>
    </style:style>
    <style:style style:name="T37" style:family="text">
      <style:text-properties officeooo:rsid="003415fc"/>
    </style:style>
    <style:style style:name="T38" style:family="text">
      <style:text-properties officeooo:rsid="00357956"/>
    </style:style>
    <style:style style:name="T39" style:family="text">
      <style:text-properties officeooo:rsid="00360a59"/>
    </style:style>
    <style:style style:name="T40" style:family="text">
      <style:text-properties officeooo:rsid="00367dd5"/>
    </style:style>
    <style:style style:name="T41" style:family="text">
      <style:text-properties officeooo:rsid="00386abc"/>
    </style:style>
    <style:style style:name="T42" style:family="text">
      <style:text-properties officeooo:rsid="0039a7bb"/>
    </style:style>
    <style:style style:name="T43" style:family="text">
      <style:text-properties officeooo:rsid="003a5303"/>
    </style:style>
    <style:style style:name="T44" style:family="text">
      <style:text-properties officeooo:rsid="003aef23"/>
    </style:style>
    <style:style style:name="T45" style:family="text">
      <style:text-properties officeooo:rsid="003afbde"/>
    </style:style>
    <style:style style:name="T46" style:family="text">
      <style:text-properties officeooo:rsid="003bc0a4"/>
    </style:style>
    <style:style style:name="T47" style:family="text">
      <style:text-properties officeooo:rsid="003bd859"/>
    </style:style>
    <style:style style:name="T48" style:family="text">
      <style:text-properties officeooo:rsid="003d032c"/>
    </style:style>
    <style:style style:name="T49" style:family="text">
      <style:text-properties officeooo:rsid="003ed328"/>
    </style:style>
    <style:style style:name="T50" style:family="text">
      <style:text-properties officeooo:rsid="003f0da5"/>
    </style:style>
    <style:style style:name="T51" style:family="text">
      <style:text-properties officeooo:rsid="00401eaf"/>
    </style:style>
    <style:style style:name="T52" style:family="text">
      <style:text-properties officeooo:rsid="00425a63"/>
    </style:style>
    <style:style style:name="T53" style:family="text">
      <style:text-properties officeooo:rsid="004519b3"/>
    </style:style>
    <style:style style:name="T54" style:family="text">
      <style:text-properties officeooo:rsid="00462c71"/>
    </style:style>
    <style:style style:name="T55" style:family="text">
      <style:text-properties officeooo:rsid="00494f39"/>
    </style:style>
    <style:style style:name="T56" style:family="text">
      <style:text-properties officeooo:rsid="004bd5f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Web App Front-End Development Best Practices 2017<text:line-break/>- A Lab Book</text:h>
      <text:p text:style-name="Text_20_body"/>
      <text:p text:style-name="P24"><text:span text:style-name="Emphasis">If we complicate things, they get less simple.</text:span> - Professor at Cambridge University</text:p>
      <text:p text:style-name="Text_20_body"><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Text_20_body"><text:span text:style-name="Emphasis">Complexity is a sign of technical immaturity. Simplicity of use is the real sign of a well designed product whether it is an ATM or a Patriot missile.</text:span> - Daniel T. Ling</text:p>
      <text:p text:style-name="Text_20_body"><text:span text:style-name="Emphasis">Simplicity is the soul of efficiency.</text:span> - Austin Freeman, 'The Eye of Osiris'</text:p>
      <text:p text:style-name="Text_20_body"><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Text_20_body"><text:span text:style-name="Emphasis">Controlling complexity is the essence of computer programming.</text:span> - Brian Kernighan</text:p>
      <text:p text:style-name="Text_20_body"><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Text_20_body"><text:span text:style-name="Emphasis">Simplicity does not precede complexity, but follows it.</text:span> - Alan J. Perlis </text:p>
      <text:list xml:id="list787553822489598790" text:style-name="L1">
        <text:list-item>
          <text:p text:style-name="P9"/>
        </text:list-item>
      </text:list>
      <text:p text:style-name="Text_20_body"/>
      <text:p text:style-name="P24"/>
      <text:h text:style-name="Heading_20_3" text:outline-level="3">Wolfgang Gehner</text:h>
      <text:p text:style-name="P7">Web App <text:line-break/>Front-End Development <text:line-break/>Best Practices 2017 </text:p>
      <text:p text:style-name="P5">A Lab Book </text:p>
      <text:p text:style-name="Text_20_body"/>
      <text:p text:style-name="Text_20_body"/>
      <text:p text:style-name="Text_20_body"/>
      <text:p text:style-name="Text_20_body"/>
      <text:p text:style-name="Text_20_body"/>
      <text:p text:style-name="P22"><text:span text:style-name="T21">C</text:span>urrent online version <text:span text:style-name="T21">at:<text:line-break/>docs.topseed.io/tutorial </text:span></text:p>
      <text:p text:style-name="Text_20_body"/>
      <text:p text:style-name="Text_20_body"/>
      <text:p text:style-name="Text_20_body"/>
      <text:p text:style-name="Text_20_body"/>
      <text:p text:style-name="Text_20_body"/>
      <text:h text:style-name="Heading_20_4" text:outline-level="4"><text:span text:style-name="T23">This book was kindly</text:span><text:span text:style-name="T22"> </text:span><text:span text:style-name="T23">sponsored</text:span><text:span text:style-name="T22"> by:</text:span> <text:s/><text:span text:style-name="T4">appthings.io</text:span></text:h>
      <text:p text:style-name="Text_20_body"/>
      <text:p text:style-name="P24"/>
      <text:p text:style-name="Text_20_body"/>
      <text:p text:style-name="Text_20_body"/>
      <text:p text:style-name="Text_20_body"/>
      <text:p text:style-name="Text_20_body">1st Edition 2017</text:p>
      <text:p text:style-name="Text_20_body">Copyright © Wolfgang Gehner (wgehner@gmail.com)</text:p>
      <text:p text:style-name="Text_20_body">Contact hi@appthings.io for rights to reproduce this book in any form. </text:p>
      <text:p text:style-name="Text_20_body">In almost all cases, code is licensed under the MIT license. Check <text:span text:style-name="Pre"><text:span text:style-name="T3">https://rawgit.com/topseed/topseed/master/LICENSE.md</text:span></text:span> for exceptions.</text:p>
      <text:p text:style-name="Text_20_body"/>
      <text:h text:style-name="P2" text:outline-level="3">Preface</text:h>
      <text:p text:style-name="P21">[My preface here]</text:p>
      <text:h text:style-name="Heading_20_3" text:outline-level="3"/>
      <text:h text:style-name="P3" text:outline-level="2">Table of Contents</text:h>
      <text:h text:style-name="P1" text:outline-level="3">Part I: The Basics</text:h>
      <text:p text:style-name="Text_20_body"><text:span text:style-name="T24">Lab </text:span>1: Hello World and Markdown</text:p>
      <text:p text:style-name="P23"><text:span text:style-name="T24">Lab </text:span>2: Material Design, SASS and Pug</text:p>
      <text:p text:style-name="P23"><text:span text:style-name="T24">Lab </text:span>3: Go-Live - Deploy to Cloud and use a CDN</text:p>
      <text:p text:style-name="P23"><text:span text:style-name="T24">Lab </text:span>4: App-Shell, Turbo and Caching for Performance</text:p>
      <text:h text:style-name="P1" text:outline-level="3">Part II: The Bricks and Mortar</text:h>
      <text:p text:style-name="P23"><text:span text:style-name="T24">Lab </text:span>5: Accelerated Mobile Pages (AMP) and Node.js</text:p>
      <text:p text:style-name="P23"><text:span text:style-name="T24">Lab </text:span>6: UI Reading from an API </text:p>
      <text:p text:style-name="P23"><text:span text:style-name="T24">Lab </text:span>7: UI Writing to an API (Example: Firebase) </text:p>
      <text:p text:style-name="P23"><text:span text:style-name="T24">Lab </text:span>8: Log-in Security and Tokens</text:p>
      <text:h text:style-name="P1" text:outline-level="3">Part III: The Perspectives</text:h>
      <text:p text:style-name="P23"><text:span text:style-name="T24">Lab </text:span>9: Standard Web Components and their Communication</text:p>
      <text:p text:style-name="P23"><text:span text:style-name="T24">Lab </text:span>10: Mobile App (Phonegap)</text:p>
      <text:p text:style-name="P23"><text:span text:style-name="T24">Lab </text:span>11: Next Edition: Extreme SEO with server-side rendering (SSR) of Web Components</text:p>
      <text:p text:style-name="Text_20_body"/>
      <text:p text:style-name="P24"/>
      <text:p text:style-name="Text_20_body"/>
      <text:p text:style-name="Text_20_body"/>
      <text:p text:style-name="P6">Part I: The Basics</text:p>
      <text:p text:style-name="Text_20_body"/>
      <text:p text:style-name="P24"/>
      <text:h text:style-name="P3" text:outline-level="2"><text:bookmark text:name="lab-1-hello-world-using-markdown-with-preprocessor"/>Lab 1: Hello World - Using Markdown with Preprocessor</text:h>
      <text:p text:style-name="Text_20_body"/>
      <text:list xml:id="list1689372825859690773" text:style-name="L5">
        <text:list-item>
          <text:p text:style-name="P10">Downloand and unzip <text:span text:style-name="Pre"><text:span text:style-name="T2">topseed-helloworld-master.zip</text:span></text:span> from <text:span text:style-name="Pre"><text:span text:style-name="T2">https://github.com/topseed/topseed-helloworld</text:span></text:span> to your location of choice on your developer machine.</text:p>
        </text:list-item>
        <text:list-item>
          <text:p text:style-name="P10">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4">'</text:span>Options<text:span text:style-name="T24">'</text:span> has 'Automatically show index.html' checked. Ensure the Web Server is <text:span text:style-name="T6">STARTED</text:span>, then navigate to the proposed URL (e.g. <text:span text:style-name="Pre">http://127.0.0.1:8887</text:span><text:span text:style-name="Pre"><text:span text:style-name="T24">).</text:span></text:span> You should see a demo website. Explore the site. It uses <text:span text:style-name="T6">responsive design; </text:span><text:span text:style-name="T8">r</text:span>esize the browser from fullscreen to narrow to see the layout adapt. </text:p>
        </text:list-item>
        <text:list-item>
          <text:p text:style-name="P10">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seed-srv/helloworld-webroot/index.html</text:span>. We like VS Code, but you can use any other editor of your choice.</text:p>
        </text:list-item>
        <text:list-item>
          <text:p text:style-name="P10">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5">HTML</text:span>'. </text:p>
        </text:list-item>
        <text:list-item>
          <text:p text:style-name="P10">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6">preprocessed</text:span> your edited <text:span text:style-name="T9">m</text:span><text:span text:style-name="T6">arkdown</text:span> file to <text:soft-page-break/>HTML. Refresh the browser and see the edits. Search Google for 'Markdown syntax'.</text:p>
        </text:list-item>
        <text:list-item>
          <text:p text:style-name="P10">Optional: Use Prepros to auto-refresh on edits. In Prepros, click on the arrows on the right side of the <text:span text:style-name="T24">P</text:span>repros project name 'helloworld-webroot', check <text:span text:style-name="T24">'</text:span>Sync Browsers<text:span text:style-name="T24">'</text:span> and click <text:span text:style-name="T24">'</text:span>Preview<text:span text:style-name="T24">'</text:span>. (Or rightclick on 'helloworld-webroot' and select 'Open Live Preview.') A browser should open and display the Home page. In VS Code, edit and save _<text:span text:style-name="T24">hello</text:span><text:span text:style-name="Pre">.md</text:span> again. The opened browser should refresh and include your changes.</text:p>
        </text:list-item>
      </text:list>
      <text:p text:style-name="Text_20_body"/>
      <text:h text:style-name="P3" text:outline-level="2"><text:bookmark text:name="lab-2-the-basics-material-design-sass-and-pug"/>Lab 2: Material Design, SASS and Pug</text:h>
      <text:p text:style-name="Text_20_body"/>
      <text:list xml:id="list2152951721240581825" text:style-name="L6">
        <text:list-item>
          <text:p text:style-name="P11">Ensure you have the sample project topseed-helloworld open in VS Code and Prepros running on the <text:span text:style-name="Pre">/topseed-webroot</text:span> folder. Per Lab 1, make sure the home page is running in a browser.</text:p>
        </text:list-item>
        <text:list-item>
          <text:p text:style-name="P11">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11">Find <text:span text:style-name="Pre">_sass/main.css</text:span> in the home page source, and inspect it. Other than fonts, all CSS used on the site is in this one CSS.</text:p>
        </text:list-item>
        <text:list-item>
          <text:p text:style-name="P11">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26">by c</text:span>hanging the ending to .scss.</text:p>
        </text:list-item>
        <text:list-item>
          <text:p text:style-name="P11">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27">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11">Inspect <text:span text:style-name="Pre">_sass/main.sass</text:span>. SASS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text:soft-page-break/>Prepros Files select <text:span text:style-name="Pre">main.sass</text:span>, check 'Minify Css', and click <text:span text:style-name="T28">'</text:span>Process File<text:span text:style-name="T28">'</text:span>. Open <text:span text:style-name="Pre">_sass/main.css</text:span> and see that it is now minified.</text:p>
        </text:list-item>
        <text:list-item>
          <text:p text:style-name="P11">Inspect <text:span text:style-name="Pre">/page/two/_buttons.html. </text:span>Copy the entire HTML. Go to <text:span text:style-name="Pre">http://html2jade.org</text:span> (Pug used to be called Jade) and paste this <text:span text:style-name="T28">HTML</text:span>. In the right pane you see Pug markup, a way to write <text:span text:style-name="T28">HTML</text:span> without having to worry about closing tags. We write Pug. </text:p>
        </text:list-item>
        <text:list-item>
          <text:p text:style-name="P11">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pug file. Inspect <text:span text:style-name="Pre">/page/two/index.pug</text:span> to find the <text:span text:style-name="Pre">'include _buttons'</text:span>. Inspect <text:span text:style-name="Pre">/page/two/index.html</text:span> to find the generated buttons <text:span text:style-name="T5">HTML</text:span>.</text:p>
        </text:list-item>
        <text:list-item>
          <text:p text:style-name="P11">Watch the video 'Do you Even JADE bro' at <text:span text:style-name="Pre">https://www.youtube.com/watch?v=wzAWI9h3q18</text:span>. Once you know how to write Pug, you can generate beautiful <text:span text:style-name="T5">HTML</text:span> quickly.</text:p>
        </text:list-item>
      </text:list>
      <text:p text:style-name="Text_20_body"/>
      <text:h text:style-name="P3" text:outline-level="2"><text:bookmark text:name="lab-3-go-live-deploy-to-cloud-and-use-a-cdn"/>Lab 3: Go-Live - Deploy to Cloud and use a CDN</text:h>
      <text:p text:style-name="Text_20_body"/>
      <text:list xml:id="list6191559647208600557" text:style-name="L7">
        <text:list-item>
          <text:p text:style-name="P12">Go to <text:span text:style-name="Pre"><text:span text:style-name="T29">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29">'</text:span>dynamic<text:span text:style-name="T29">'</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12">To deploy, drag the <text:span text:style-name="Pre">/topseed-srv</text:span> folder into the <text:span text:style-name="T29">zeit.co</text:span> <text:span text:style-name="T29">'</text:span>NOW<text:span text:style-name="T29">'</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12"><text:span text:style-name="T51">Read the remainder of this Lab. Execute the steps if you are preparing for</text:span> QA/Staging/Production. To give your site a <text:span text:style-name="T29">'</text:span>proper<text:span text:style-name="T29">'</text:span>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staging' subdomain, such as <text:span text:style-name="Pre">staging.mydomain.com</text:span>, so you can keep using <text:span text:style-name="Pre"><text:span text:style-name="T29">'</text:span></text:span><text:span text:style-name="Pre">www</text:span><text:span text:style-name="Pre"><text:span text:style-name="T29">'</text:span></text:span> for your public site. See below for more detailed instructions. </text:p>
        </text:list-item>
        <text:list-item>
          <text:p text:style-name="P12">For scalability and caching, you will also want to use a Content Delivery Network (CDN). With a CDN, you also get SSL/HTTPS for free. No need to buy a SSL certificate. SSL is important when using advanced Java<text:span text:style-name="T55">S</text:span>cript functions in the browser, such as cross-domain data requests. We recommend <text:span text:style-name="Pre">https://www.cdn77.com</text:span>. For this tutorial, register for the <text:soft-page-break/>CDN77 14-day free trial now.</text:p>
        </text:list-item>
        <text:list-item>
          <text:p text:style-name="P12">In the CDN77 web app, go to menu item <text:span text:style-name="T29">'</text:span>CDN<text:span text:style-name="T29">'</text:span> and click 'ADD NEW CDN RESOURCE'. Give it a label, such as <text:span text:style-name="Pre">'staging.mydomain.com' </text:span>and select 'My Origin'. As domain, specify HTTPS and the zeit.co DOMAIN from the URL you bookmarked under 2. (e.g. <text:span text:style-name="Pre">demos-oosnsyzlphl.now.sh</text:span>). Click 'CREATE CDN RESOURCE'.</text:p>
        </text:list-item>
        <text:list-item>
          <text:p text:style-name="P12">Choose 4-step setup with CNAME. Click <text:span text:style-name="T5">'</text:span>Add new CNAME<text:span text:style-name="T5">'</text:span>, and <text:span text:style-name="T5">'</text:span>+ ADD CNAMES<text:span text:style-name="T5">'</text:span>. Enter <text:span text:style-name="Pre"><text:span text:style-name="T31">'s</text:span></text:span><text:span text:style-name="Pre">taging.mydomain.com</text:span><text:span text:style-name="Pre"><text:span text:style-name="T31">'</text:span></text:span><text:span text:style-name="Pre"> </text:span>and Click <text:span text:style-name="T5">'</text:span>ADD CNAME<text:span text:style-name="T5">'</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1">N</text:spa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13">After an hour after the initial setup, you should be able to reach the deployed site in your browser under e.g. <text:span text:style-name="Pre">https://staging.mydomain.com</text:span>. Note the use of <text:span text:style-name="Pre"><text:span text:style-name="T5">'</text:span></text:span><text:span text:style-name="Pre">https</text:span><text:span text:style-name="Pre"><text:span text:style-name="T5">'</text:span></text:span>. If you visit too quickly, the browser will complain that the site certificate is invalid. If this happens, try again after a while. The CDN caches static files for greater performance in multiple distributed datacenters. For advanced users: <text:span text:style-name="T51">Review</text:span> <text:span text:style-name="Pre">/topseed-srv/util/Decider.js</text:span>. <text:span text:style-name="T51">Find</text:span> uses of '<text:span text:style-name="Pre">U.cache'</text:span>;<text:span text:style-name="Pre"> </text:span><text:span text:style-name="T51">this</text:span> <text:span text:style-name="T51">sets </text:span><text:span text:style-name="T12">Cache-Control</text:span><text:span text:style-name="T51">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6">npmjs</text:span>, and imported to the project through a 'package.json' dependency. </text:p>
        </text:list-item>
        <text:list-item>
          <text:p text:style-name="P12">Edit <text:span text:style-name="Pre">/helloworld-webroot/page/one/_hello.md</text:span> again (see Lab 1: 5.). To deploy the change, follow step 2 above. In CDN77 <text:soft-page-break/>Overview, change 'What is your domain?' to the new URL, and click 'SAVE CHANGES'. To make the changes appear on the CDN edge servers immediately, use CDN77 'CDN/Purge' on <text:span text:style-name="Pre">/page/one/</text:span>.</text:p>
        </text:list-item>
        <text:list-item>
          <text:p text:style-name="P12">Optional: Once you are ready to move from staging to production, you would either edit the CNAME for <text:span text:style-name="Pre"><text:span text:style-name="T30">'</text:span></text:span><text:span text:style-name="Pre">www</text:span><text:span text:style-name="Pre"><text:span text:style-name="T30">'</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29">'</text:span>NOW<text:span text:style-name="T29">' </text:span>(see <text:span text:style-name="T31">step </text:span>2. <text:span text:style-name="T31">above</text:span>).</text:p>
        </text:list-item>
      </text:list>
      <text:p text:style-name="Text_20_body"/>
      <text:h text:style-name="P3" text:outline-level="2"><text:bookmark text:name="lab-4-appshell-turbo-and-caching-for-performance"/>Lab 4: App-Shell, Turbo and Caching for Performance</text:h>
      <text:p text:style-name="Text_20_body"/>
      <text:list xml:id="list8487745398693181170" text:style-name="L8">
        <text:list-item>
          <text:p text:style-name="P14">Inspect <text:span text:style-name="Pre">/helloworld-webroot/page/one/index.pug</text:span> and <text:span text:style-name="Pre">/page/two/index.pug</text:span>. These Pug files show how the parts of the HTML they have in common are pulled from central places. Both pages use or 'extend' the <text:span text:style-name="T7">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head block consists of a page-specific title tag and an included fragment <text:span text:style-name="Pre">/_part/_header.pug</text:span>. The same<text:span text:style-name="Pre"> _header.pug</text:span> is re-used by <text:span text:style-name="Pre">/page/two/index.pug</text:span>.</text:p>
        </text:list-item>
        <text:list-item>
          <text:p text:style-name="P14">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14">You have seen that a pug template or fragment can include other pug fragments. It can also include a fragment which is already in HTML format, such as <text:span text:style-name="Pre">/page/one/_hello.html</text:span> included in <text:span text:style-name="Pre">/page/one/index.html</text:span>. <text:span text:style-name="T31">The file</text:span>_<text:span text:style-name="Pre">hello.html</text:span> is the result of processing <text:span text:style-name="T31">t</text:span>he markdown file _<text:span text:style-name="Pre">hello.md</text:span>. We find that Pug is not only a great way to write clean HTML, it is also very useful for defining layouts and reusing page elements.</text:p>
        </text:list-item>
        <text:list-item>
          <text:p text:style-name="P14">To give the application a <text:span text:style-name="T6">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text:soft-page-break/>included in the <text:span text:style-name="Pre">_header.pug</text:span> section (<text:span text:style-name="Pre">/setup-x.x.js</text:span>). Using TT avoids 'page flash' and makes for smoother navigation, very similar to a native <text:span text:style-name="T6">rich client app</text:span> where only individual panels are replaced on navigation. Smoother navigation increases the perceived performance of the application.</text:p>
        </text:list-item>
        <text:list-item>
          <text:p text:style-name="P14">Optional: Advanced JavaScript users may be interested to look at <text:span text:style-name="T31">'</text:span><text:span text:style-name="Pre">TS.onAppReady(UIinit)</text:span><text:span text:style-name="Pre"><text:span text:style-name="T31">'</text:span></text:span> in <text:span text:style-name="Pre">/page/one/index.pug</text:span>. TS stands for <text:span text:style-name="T5">'</text:span>topseed-setup<text:span text:style-name="T5">'</text:span>. TS receives an event when the #content-wrapper HTML is fully present in the browser (similar to a 'pageLoaded' event). When using <text:span text:style-name="T6">TT</text:span>, <text:span text:style-name="Pre"><text:span text:style-name="T32">'</text:span></text:span><text:span text:style-name="Pre">TS.onAppReady</text:span><text:span text:style-name="Pre"><text:span text:style-name="T32">'</text:span></text:span> provides an important hook for page-specific JavaS<text:span text:style-name="T36">c</text:span>ript that requires the DOM to be fully initialized.</text:p>
        </text:list-item>
        <text:list-item>
          <text:p text:style-name="P14">Rename <text:span text:style-name="Pre">/helloworld-webroot/cache.mfx</text:span> to <text:span text:style-name="Pre">/cache.mf</text:span> and inspect it. The <text:span text:style-name="T7">a</text:span><text:span text:style-name="T6">pp</text:span><text:span text:style-name="T7">lication c</text:span><text:span text:style-name="T6">ache</text:span> is a good way to improve performance of a web application. The file is referred to as 'manifest'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his App<text:span text:style-name="T5">lication </text:span>Cache if you run a page in Developer mode (hit <text:span text:style-name="Pre">Ctrl-Shift+i</text:span> and select the 'Console' tab in your Chrome browser). For development, we disable the <text:span text:style-name="T5">a</text:span>pp<text:span text:style-name="T5">lication c</text:span>ache by renaming it from <text:span text:style-name="Pre">.mf</text:span> to <text:span text:style-name="Pre">.mfx</text:span>. If you ever suspect the browser having cached an older version of a resource, right-click the refresh button on the left of the URL in the Chrome browser <text:span text:style-name="T32">(with Developer Console open) </text:span>and select <text:span text:style-name="T5">'</text:span>Empty Cache and Hard Reload<text:span text:style-name="T5">'</text:span>.</text:p>
        </text:list-item>
        <text:list-item>
          <text:p text:style-name="P14"><text:span text:style-name="T32">W</text:span>e <text:span text:style-name="T32">also </text:span>achieve performance gains by setting response headers <text:span text:style-name="T37">in </text:span><text:span text:style-name="Pre"><text:span text:style-name="T37">Decider.js</text:span></text:span><text:span text:style-name="T37"> </text:span>to allow caching of content at the <text:span text:style-name="T32">CDN </text:span><text:span text:style-name="T6">edge</text:span> <text:span text:style-name="T37">as described in Lab 4.</text:span></text:p>
        </text:list-item>
      </text:list>
      <text:p text:style-name="Text_20_body"/>
      <text:p text:style-name="P24"/>
      <text:p text:style-name="P8">Part II: The Bricks and Mortar</text:p>
      <text:p text:style-name="Text_20_body"/>
      <text:p text:style-name="P24"/>
      <text:h text:style-name="P3" text:outline-level="2"><text:bookmark text:name="lab-5-accelerated-mobile-pages-amp-and-node-js"/>Lab 5: Accelerated Mobile Pages (AMP) and Node.js</text:h>
      <text:p text:style-name="Text_20_body"/>
      <text:list xml:id="list5599091339182713895" text:style-name="L9">
        <text:list-item>
          <text:p text:style-name="P15"><text:span text:style-name="T6">AMP</text:span>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text:span text:style-name="T38">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15">Install Node.js and NPM. If you have a M<text:span text:style-name="T38">ac</text:span>, follow the instructions at <text:span text:style-name="Pre">http://blog.teamtreehouse.com/install-node-js-npm-mac</text:span>. If you have Windows, download and run the <text:span text:style-name="T38">i</text:span>nstaller from <text:span text:style-name="Pre">https://nodejs.org/en/download/</text:span>, accept the default settings, and <text:span text:style-name="T5">restart</text:span> your computer. Open the project you downloaded in step 1 above with VS Code. Select menu <text:span text:style-name="T38">'</text:span>View-Integrated Terminal<text:span text:style-name="T38">'</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4.0.3. Use Google to troubleshoot the install <text:span text:style-name="T38">of Node and NPM </text:span>for your <text:span text:style-name="T38">operating system</text:span> if necessary. </text:p>
        </text:list-item>
        <text:list-item>
          <text:p text:style-name="P15">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text:span text:style-name="Pre">Enter</text:span>. This will install the <text:soft-page-break/>dependencies in a <text:span text:style-name="Pre">/node_modules </text:span>directory. <text:span text:style-name="T38">It</text:span> will take a while, but the console will tell you when done. (Repeat this when you add a dependency yourself.)</text:p>
        </text:list-item>
        <text:list-item>
          <text:p text:style-name="P15">Inspect <text:span text:style-name="Pre">/topseed-srv/index.js</text:span>. This is the JavaScript file that starts the app, including an <text:span text:style-name="T38">`e</text:span>xpress<text:span text:style-name="T38">`</text:span> <text:span text:style-name="T14">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4">'</text:span></text:span><text:span text:style-name="Pre">App listening on port 8091</text:span><text:span text:style-name="Pre"><text:span text:style-name="T14">'</text:span></text:span> and <text:span text:style-name="Pre">8092</text:span>. (To stop it, you would press <text:span text:style-name="Pre">Ctrl+C</text:span>).</text:p>
        </text:list-item>
        <text:list-item>
          <text:p text:style-name="P15">In a browser, go to <text:span text:style-name="Pre">http://localhost:8091</text:span> and see <text:span text:style-name="Pre">/page/one/</text:span> come up. Rightclick on the page to 'Show HTML source'. You will note that the <text:span text:style-name="Pre">head</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text:span text:style-name="T38">with regard to AMP </text:span>is twofold: a) If a request of <text:span text:style-name="Pre">/page/one/</text:span> is on the first port, it will return the HTML from <text:span text:style-name="Pre">/page/one/indexA.html</text:span>; if the request is on the second port, it will return the HTML from <text:span text:style-name="Pre">/page/one/index.html</text:span>. b) It will attempt to return the alternate version if the requested one does not exist, no matter what port the request came on. You can change port numbers in <text:span text:style-name="Pre">/topseed-srv/config/ServerConfig.js</text:span> (restart with <text:span text:style-name="Pre">'node index'</text:span>).</text:p>
        </text:list-item>
        <text:list-item>
          <text:p text:style-name="P15">Let us inspect how AMP pages are composed differently, but share some resources. Inspect /<text:span text:style-name="Pre">page/one/indexA.pug</text:span>. Our convention is to post-fix AMP-specific resources with a capital <text:span text:style-name="Pre"><text:span text:style-name="T38">'</text:span></text:span><text:span text:style-name="Pre">A</text:span><text:span text:style-name="Pre"><text:span text:style-name="T38">'</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 <text:soft-page-break/>For example, JavaScript <text:span text:style-name="T10">is</text:span> allowed inside an <text:span text:style-name="Pre">amp-iframe</text:span> (example at <text:span text:style-name="Pre">https://m.appthings.io</text:span>). </text:p>
        </text:list-item>
        <text:list-item>
          <text:p text:style-name="P15">Inspect /<text:span text:style-name="Pre">_part/_baseShellA.pug</text:span>. It includes <text:span text:style-name="Pre">_topA.pug</text:span>, which is a non-JavaScript version of <text:span text:style-name="Pre">_top.pug</text:span> that uses the <text:span text:style-name="Pre"><text:span text:style-name="T39">'#</text:span></text:span><text:span text:style-name="Pre">sidedrawer</text:span><text:span text:style-name="Pre"><text:span text:style-name="T39">'</text:span></text:span> anchor combined with CSS to obtain the slide-out functionality without JavaScript. Also inspect <text:span text:style-name="Pre">/_part/_headerA.pug</text:span>. It <text:span text:style-name="Emphasis">includes</text:span> <text:span text:style-name="T39">'</text:span><text:span text:style-name="Pre">../_sass/mainA.css</text:span><text:span text:style-name="Pre"><text:span text:style-name="T39">'</text:span></text:span> inside <text:span text:style-name="T39">a</text:span> <text:span text:style-name="T39">'</text:span><text:span text:style-name="Pre">style(amp-custom='')</text:span><text:span text:style-name="Pre"><text:span text:style-name="T39">'</text:span></text:span> tag. This means that the CSS for AMP is served inline rather than from a separate request. <text:span text:style-name="Pre">mainA.sass</text:span> has the same content as <text:span text:style-name="Pre">main.sass</text:span>, but having a separate file for <text:span text:style-name="Pre">mainA</text:span> allows us to compress or <text:span text:style-name="T6">mininize</text:span> it (we use Prepros on the individual file) for inline use, since AMP files have a total size limitation.</text:p>
        </text:list-item>
        <text:list-item>
          <text:p text:style-name="P15">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no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Single-Page Application feel.</text:p>
        </text:list-item>
        <text:list-item>
          <text:p text:style-name="P15">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15">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text:soft-page-break/></text:p>
      <text:h text:style-name="P3" text:outline-level="2"><text:bookmark text:name="lab-6-ui-reading-from-an-api"/>Lab 6: UI Reading from an API</text:h>
      <text:p text:style-name="Text_20_body"/>
      <text:list xml:id="list3992400259490081828" text:style-name="L10">
        <text:list-item>
          <text:p text:style-name="P16">For this and the next lab, we work on an 'Admin' module that allows listing (and adding to) a 'Link<text:span text:style-name="T39">b</text:span>log', or list of links. In a browser, go to <text:span text:style-name="Pre">http://localhost:8091</text:span> and click on the 'Admin' menu item to navigate to the 'Topseed Admin Console' (We will add login security in <text:span text:style-name="T39">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16">Click on the 'Linkblog' menu item at <text:span text:style-name="Pre">http://localhost:8091/admin/linkblog/</text:span>to navigate to a list of <text:span text:style-name="T39">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16">The <text:span text:style-name="T40">l</text:span>inkblog list is populated with data coming from a <text:span text:style-name="T6">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16">Now click the 'Add Item' button and note how the browser URL changed to <text:span text:style-name="Pre">http://localhost:8091/admin/linkblog/detail.html</text:span>. This is a <text:span text:style-name="T6">stable URL</text:span> for the data entry form to add/write a new item. 'Stable URL' means that the page is not lost when you hit the browser refresh button, and that the page is <text:span text:style-name="T40">'</text:span><text:span text:style-name="T33">bookmarkable</text:span><text:span text:style-name="T34">'</text:span>, which is almost always a good thing. For now, click 'Cancel' <text:soft-page-break/>to return to the list at <text:span text:style-name="Pre">http://localhost:8091/admin/linkblog/</text:span>.</text:p>
        </text:list-item>
        <text:list-item>
          <text:p text:style-name="P16">Inspect <text:span text:style-name="Pre">/topseed-webroot/admin/linkblog/index.pug</text:span>. This file defines the composition of the Linkblog list screen. In the 'HTML' part of this file, the list is represented by the pug statement <text:span text:style-name="Pre">'table#grid' </text:span>(<text:span text:style-name="Pre"><text:span text:style-name="T40">'&lt;</text:span></text:span><text:span text:style-name="Pre">table id=”grid"&gt;</text:span><text:span text:style-name="Pre"><text:span text:style-name="T40">'</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16">In <text:span text:style-name="Pre">'script.'</text:span> we load external JavaScript that encapsulates logic, which keeps the page HTML clean and designer-friendly. In this example <text:span text:style-name="Pre">TS.loadOnAppReady</text:span> loads <text:span text:style-name="Pre">/admin/linkblog/LinkblogBusiness.js</text:span>, then calls the <text:span text:style-name="Pre">UIinit</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16">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1">a</text:span> <text:span text:style-name="Pre">LinkblogDao</text:span> <text:span text:style-name="T6">Data Access Object</text:span> <text:span text:style-name="T47">(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5">'</text:span>admin module version<text:span text:style-name="T15">'</text:span> of <text:span text:style-name="Pre">main.js</text:span>.) </text:p>
        </text:list-item>
        <text:list-item>
          <text:p text:style-name="P16">In <text:span text:style-name="Pre">LinkblogBusiness.js</text:span> we use <text:span text:style-name="Pre">'var SimpleBusiness = BLX.extend({'</text:span> instead of the more recent <text:span text:style-name="Pre">'class SimpleBusiness extends BLX {'</text:span>, because Internet Explorer <text:span text:style-name="T41">IE)</text:span> does not support 'class'. However, Microsoft's 'Edge' <text:soft-page-break/>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16">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16">JavaScript <text:span text:style-name="T11">P</text:span><text:span text:style-name="T6">romises</text:span> are a modern way to manage process flow. They are especially useful for handling asynchronous calls such as <text:span text:style-name="T42">HTTP</text:span> requests to an API that may require error handling, such as connection errors. They replace classic asynchronous callbacks that are prone to <text:span text:style-name="T6">'Callback Hell'</text:span>; see <text:span text:style-name="Pre">http://callbackhell.com</text:span>. A lot of public APIs, such as Google Firebase, use or allow the use of <text:span text:style-name="T42">P</text:span>romises, and you can 'promisify' those that don't. Promises are important, learn how they work at h<text:span text:style-name="Pre">ttp://www.telerik.com/blogs/what-is-the-point-of-promises</text:span>. The post <text:span text:style-name="Pre">https://stackoverflow.com/questions/22539815/arent-promises-just-callbacks</text:span> may also help.</text:p>
        </text:list-item>
        <text:list-item>
          <text:p text:style-name="P16"><text:soft-page-break/>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5">'</text:span></text:span> instead.</text:p>
        </text:list-item>
        <text:list-item>
          <text:p text:style-name="P16">Inspect <text:span text:style-name="Pre">/_js/BDS.js </text:span>and its <text:span text:style-name="Pre">'selectList'</text:span> function. It calls a shared static <text:span text:style-name="Pre"><text:span text:style-name="T43">'_</text:span></text:span><text:span text:style-name="Pre">get</text:span><text:span text:style-name="Pre"><text:span text:style-name="T43">'</text:span></text:span> function which uses <text:span text:style-name="Pre"><text:span text:style-name="T43">'f</text:span></text:span><text:span text:style-name="Pre">etch_</text:span><text:span text:style-name="Pre"><text:span text:style-name="T43">'</text:span></text:span> to call the <text:span text:style-name="Pre">urlSpec</text:span> URL and returns a promise of the response content. 'Fetch' is a modern replacement for Ajax/XMLHttpRequest. Fetch uses <text:span text:style-name="T43">p</text:span>romises! Read more about <text:span text:style-name="T43">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h text:style-name="P3" text:outline-level="2"><text:bookmark text:name="lab-7-ui-writing-to-an-api-example-firebase-"/>Lab 7: UI Writing to an API (Example: Firebase)</text:h>
      <text:p text:style-name="Text_20_body"/>
      <text:list xml:id="list6931707902973764775" text:style-name="L11">
        <text:list-item>
          <text:p text:style-name="P17">In a browser, return to the Linkblog list at <text:span text:style-name="Pre">http://localhost:8091/admin/linkblog/</text:span>, and click the 'Add Item' button to see <text:span text:style-name="Pre">http://localhost:8091/admin/linkblog/detail.html</text:span>. Note that the <text:span text:style-name="T43">d</text:span>ate field is pre-populated with today's date. In VS Code, inspect <text:span text:style-name="Pre">/topseed-webroot/admin/linkblog/detail.pug</text:span>. This file defines the composition of the <text:span text:style-name="T43">l</text:span>inkblog <text:span text:style-name="T43">'</text:span>Add Item<text:span text:style-name="T43">'</text:span> screen. In the HTM<text:span text:style-name="T15">L </text:span>part of this file, the data entry form represented by the pug statement '<text:span text:style-name="Pre">form#form1' </text:span>(<text:span text:style-name="Pre"><text:span text:style-name="T43">'&lt;</text:span></text:span><text:span text:style-name="Pre">form id="form1"&gt;</text:span><text:span text:style-name="Pre"><text:span text:style-name="T43">'</text:span></text:span>). Note that it has <text:span text:style-name="Pre">'onsubmit='return false',</text:span> because we do not want the browser default behavior of posting to a form action URL.</text:p>
        </text:list-item>
        <text:list-item>
          <text:p text:style-name="P17">Similar to the list page, in 'script.' we load <text:span text:style-name="Pre">/admin/linkblog/LinkblogBusiness.js</text:span>, and then call the <text:span text:style-name="Pre">UIinit</text:span> function in the page. <text:span text:style-name="T43">'</text:span><text:span text:style-name="Pre">UIinit</text:span><text:span text:style-name="Pre"><text:span text:style-name="T43">'</text:span></text:span> triggers the <text:span text:style-name="Pre">'detail()'</text:span> function of <text:span text:style-name="Pre">LinkblogBusiness</text:span>, which loads today's date into the form. <text:span text:style-name="Pre"><text:span text:style-name="T43">'U</text:span></text:span><text:span text:style-name="Pre">Iinit</text:span><text:span text:style-name="Pre"><text:span text:style-name="T43">'</text:span></text:span> also specifies to call the <text:span text:style-name="Pre">LinkblogBusiness</text:span> <text:span text:style-name="Pre"><text:span text:style-name="T43">'s</text:span></text:span><text:span text:style-name="Pre">ave()</text:span><text:span text:style-name="Pre"><text:span text:style-name="T43">'</text:span></text:span><text:span text:style-name="Pre"> </text:span>function when the form is submitted (when the 'Save' button is clicked) instead of the default behavior, and pass any authentication cookie along. Since we are working with similar data as in the list page, and the two pages belong together, we have chosen to augment <text:span text:style-name="Pre">LinkblogBusiness.js</text:span> with the <text:span text:style-name="Pre"><text:span text:style-name="T43">'d</text:span></text:span><text:span text:style-name="Pre">etail()</text:span><text:span text:style-name="Pre"><text:span text:style-name="T43">'</text:span></text:span><text:span text:style-name="Pre"> </text:span>and <text:span text:style-name="Pre"><text:span text:style-name="T43">'s</text:span></text:span><text:span text:style-name="Pre">ave()</text:span><text:span text:style-name="Pre"><text:span text:style-name="T43">'</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17">Reopen /<text:span text:style-name="Pre">topseed-webroot/admin/linkblog/LinkblogBusiness.js</text:span> and locate the <text:span text:style-name="Pre">'detail: function('.</text:span> We use <text:span text:style-name="Pre">https://momentjs.com/ </text:span>for date handling and jquery.jsForm <text:span text:style-name="T44">from</text:span> <text:span text:style-name="Pre">https://github.com/corinis/jsForm</text:span> to populate the form with the date. The necessary libraries are loaded in <text:span text:style-name="Pre">/_js/admin.js</text:span>. You see the result of the call to <text:span text:style-name="Pre"><text:span text:style-name="T44">'d</text:span></text:span><text:span text:style-name="Pre">etail()</text:span><text:span text:style-name="Pre"><text:span text:style-name="T44">'</text:span></text:span><text:span text:style-name="Pre"> </text:span><text:soft-page-break/>when rendering of the page has completed.</text:p>
        </text:list-item>
        <text:list-item>
          <text:p text:style-name="P17">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obtain the <text:span text:style-name="Pre">'formData'</text:span> with <text:span text:style-name="Pre"><text:span text:style-name="T44">'j</text:span></text:span><text:span text:style-name="Pre">query.jsForm('get')</text:span><text:span text:style-name="Pre"><text:span text:style-name="T44">'</text:span></text:span>, and pass it to the <text:span text:style-name="Pre"><text:span text:style-name="T44">'l</text:span></text:span><text:span text:style-name="Pre">inkblogDao.update</text:span><text:span text:style-name="Pre"><text:span text:style-name="T44">'</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17">Reopen <text:span text:style-name="Pre">BDS</text:span> and look for <text:span text:style-name="Pre">'update: function('</text:span>. It calls a shared static <text:span text:style-name="Pre"><text:span text:style-name="T44">'_</text:span></text:span><text:span text:style-name="Pre">post</text:span><text:span text:style-name="Pre"><text:span text:style-name="T44">'</text:span></text:span> function which uses <text:span text:style-name="Pre"><text:span text:style-name="T44">'f</text:span></text:span><text:span text:style-name="Pre">etch_</text:span><text:span text:style-name="Pre"><text:span text:style-name="T44">'</text:span></text:span> to call the <text:span text:style-name="Pre">urlSpec</text:span> update URL. </text:p>
        </text:list-item>
        <text:list-item>
          <text:p text:style-name="P17">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44">basic</text:span> API server implementation in the topseed project at <text:span text:style-name="Pre">/</text:span><text:span text:style-name="Pre"><text:span text:style-name="T44">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17">Log into your Gmail/Google account at <text:span text:style-name="Pre">https://mail.google.com </text:span>(Create one if you don't have one). Navigate to <text:span text:style-name="Pre"><text:span text:style-name="T16">ht</text:span></text:span><text:span text:style-name="Pre">tps://console.firebase.google.com</text:span>, click 'Add Project', enter <text:span text:style-name="Pre">'mydb1'</text:span> as <text:span text:style-name="T16">p</text:span>roject name when prompted and click 'Create Project'. Click the 'gear' icon on the left menu (enlarge browser window if necessary to see it) to access Project Settings and click the 'Service Accounts' tab. Copy the 'databaseURL' value from the Node.js Admin SDK configuration snippet and paste it into the <text:span text:style-name="Pre">/</text:span><text:span text:style-name="Pre"><text:span text:style-name="T44">t</text:span></text:span><text:span text:style-name="Pre">opseed/bsrv/config/ApiConfig.js</text:span> DB_URL return value. The line in <text:span text:style-name="Pre">ApiConfig.js</text:span> should look something like <text:span text:style-name="Pre">'get </text:span><text:soft-page-break/><text:span text:style-name="Pre">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17">You are ready to start the API server that uses this configuration. In VS Code, open another Terminal Shell (<text:span text:style-name="Pre">Ctrl+Shift+`</text:span>), type<text:span text:style-name="Pre"> 'cd bsrv [</text:span><text:span text:style-name="Pre"><text:span text:style-name="T16">E</text:span></text:span><text:span text:style-name="Pre">nter]'</text:span>, do the <text:span text:style-name="Pre">'npm install [</text:span><text:span text:style-name="Pre"><text:span text:style-name="T16">E</text:span></text:span><text:span text:style-name="Pre">nter]'</text:span> and then 'node index [Enter]<text:span text:style-name="T16">'</text:span>. You should see console output<text:span text:style-name="Pre"> 'API server listening at http://localhost:8081'</text:span>. On the VS Code terminal tab, use the dropdown go to the tab for topseed-srv, and start topseed-srv if not already running. You should see console output 'Web server listening at http://localhost:8091'<text:span text:style-name="Pre"> </text:span>(and 8092).</text:p>
        </text:list-item>
        <text:list-item>
          <text:p text:style-name="P17">In a browser, go to or refresh the <text:span text:style-name="T44">l</text:span>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45">ht</text:span></text:span><text:span text:style-name="Pre">tps://console.firebas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45">l</text:span>inkblog list at <text:span text:style-name="Pre">http://localhost:8091/admin/linkblog/</text:span> in the browser and add a few more items with 'Add Item'.</text:p>
        </text:list-item>
        <text:list-item>
          <text:p text:style-name="P17">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update function in <text:span text:style-name="Pre">/ds/Linkblog.js</text:span>. <text:soft-page-break/>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45">'.</text:span></text:span><text:span text:style-name="Pre">extends([</text:span><text:span text:style-name="Pre"><text:span text:style-name="T45">'</text:span></text:span>). <text:span text:style-name="Pre">BaseFB</text:span> has the common functionality to create a Firebase connection, query and update the database. For this, it uses the <text:span text:style-name="T45">'</text:span>firebase-admin<text:span text:style-name="T45">'</text:spa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17">Perspective: For a complete Create-Read-Update-Delete (CRUD) implementation, we would add single-row query, update and delete capablity. To edit existing items, we would navigate to <text:span text:style-name="Pre">'/detail.html?id=x' </text:span>and, in <text:span text:style-name="Pre">LinkblogBusiness </text:span><text:span text:style-name="Pre"><text:span text:style-name="T45">'d</text:span></text:span><text:span text:style-name="Pre">etail()</text:span><text:span text:style-name="Pre"><text:span text:style-name="T45">'</text:span></text:span>, use the 'id'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909500130745549248" text:style-name="L12">
        <text:list-item>
          <text:p text:style-name="P18">Until now we had log-in security for the Admin module disabled. Inspect <text:span text:style-name="Pre">/admin/login/index.pug,</text:span> and look for <text:span text:style-name="Pre">'//sb.redirect('/admin/home/')</text:span><text:span text:style-name="Pre"><text:span text:style-name="T17">'</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6">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46">'d</text:span></text:span><text:span text:style-name="Pre">iv</text:span><text:span text:style-name="Pre"><text:span text:style-name="T46">'</text:span></text:span> with <text:span text:style-name="Pre">id 'error'</text:span> on the page.</text:p>
        </text:list-item>
        <text:list-item>
          <text:p text:style-name="P18">Along with the 'OK' response, the API server returned a 'token' string. We store the token as a cookie (name: <text:span text:style-name="Pre">'auth'</text:span>) in the browser. After the initial log-in, we use this token on all pages and for all API calls that require au<text:span text:style-name="T17">t</text:span>hentication. While instead we could have stored username and password as a cookie, the advantage of using a token after initial authentication is that it can be heavily encoded (by the server). For maximum security and defense against network sniffing, the token could even be changed on every request.</text:p>
        </text:list-item>
        <text:list-item>
          <text:p text:style-name="P18">To protect the <text:span text:style-name="T46">l</text:span>inkblog pages with a log-in, open <text:span text:style-name="Pre">/admin/linkblog/index.pug</text:span> and <text:span text:style-name="Pre">/detail.pug</text:span> and uncomment <text:span text:style-name="Pre"><text:span text:style-name="T46">'/</text:span></text:span><text:span text:style-name="Pre">/sb.ensureLogin(...)</text:span><text:span text:style-name="Pre"><text:span text:style-name="T46">'</text:span></text:span>. This function checks for the existence of the <text:span text:style-name="Pre">'auth'</text:span> cookie. If this cookie doesn't exist, it means that the user has not logged in, and he is redirected to the log-in screen. We destroy the <text:span text:style-name="Pre">'auth' </text:span>cookie on log-out; see <text:span text:style-name="Pre">'script.'</text:span> in <text:span text:style-name="Pre">/admin/logout/index.pug</text:span>. Log-out is triggered when clicking the admin menu 'Logout' item.</text:p>
        </text:list-item>
        <text:list-item>
          <text:p text:style-name="P18"><text:soft-page-break/>There is one more thing to improve. In our flow, on full page refresh, the browser renders the static parts of the page before ensuring log-in. The ugly result is that the admin menu bar, static page content and footer may briefly display before a redirect to the log-in page happens. 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46">HTML</text:span> <text:span text:style-name="Pre"><text:span text:style-name="T46">'b</text:span></text:span><text:span text:style-name="Pre">ody</text:span><text:span text:style-name="Pre"><text:span text:style-name="T46">'</text:span></text:span> to a very low <text:span text:style-name="Pre"><text:span text:style-name="T46">'0</text:span></text:span><text:span text:style-name="Pre">.1</text:span><text:span text:style-name="Pre"><text:span text:style-name="T46">'</text:span></text:span> by default (You can set it to <text:span text:style-name="Pre"><text:span text:style-name="T46">'0'</text:span></text:span>, if you prefer). <text:span text:style-name="Pre"><text:span text:style-name="T46">'L</text:span></text:span><text:span text:style-name="Pre">inkblog.ensureLogin</text:span><text:span text:style-name="Pre"><text:span text:style-name="T46">'</text:span></text:span> sets the opacity to <text:span text:style-name="Pre"><text:span text:style-name="T46">'1'</text:span></text:span> when the user has been confirmed to have successfully logged in, causing the page to display in full. Save <text:span text:style-name="Pre">admin.sass</text:span> and try the log-in routine again to see the result. We could also imagine using a <text:span text:style-name="T6">spinner</text:span> during the transition; see <text:span text:style-name="Pre">http://spin.js.org/spinner</text:span>. </text:p>
        </text:list-item>
        <text:list-item>
          <text:p text:style-name="P18">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46">'T</text:span></text:span><text:span text:style-name="Pre">okenAuth</text:span><text:span text:style-name="Pre"><text:span text:style-name="T46">'</text:span></text:span> contains our very simple <text:span text:style-name="T18">a</text:span>uthentication functionalities: validate that username:password match demo:demo, and token always matches 'abc'. </text:p>
        </text:list-item>
        <text:list-item>
          <text:p text:style-name="P18">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47">From there</text:span> we pass it on to <text:soft-page-break/>the DAO in <text:span text:style-name="Pre">'sb.linkblogDao.update(formData, e.data.auth)'</text:span>. This continues through <text:span text:style-name="Pre">BDS.js</text:span> <text:span text:style-name="Pre"><text:span text:style-name="T47">'</text:span></text:span><text:span text:style-name="Pre">update</text:span><text:span text:style-name="Pre"><text:span text:style-name="T47">'</text:span></text:span>, <text:span text:style-name="Pre"><text:span text:style-name="T47">'</text:span></text:span><text:span text:style-name="Pre">_post</text:span><text:span text:style-name="Pre"><text:span text:style-name="T47">'</text:span></text:span> and <text:span text:style-name="Pre"><text:span text:style-name="T47">'</text:span></text:span><text:span text:style-name="Pre">fetch_</text:span><text:span text:style-name="Pre"><text:span text:style-name="T47">'</text:span></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18">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18">l</text:span>inkblog list page. If it failed because the token did not validate ('Forbidden'), <text:span text:style-name="T48">we </text:span>show an alert and redirect to the login page. In case of other failures, simply show an alert. If you wish to simulate the errors, go to <text:span text:style-name="Pre">/admin/linkblog/detail.pug</text:span> and make it send an invalid token with <text:span text:style-name="Pre">'$('#form1').submit({auth:</text:span> <text:span text:style-name="Pre">'</text:span><text:span text:style-name="Pre"><text:span text:style-name="T35">XYZ</text:span></text:span><text:span text:style-name="Pre">'},</text:span> <text:span text:style-name="Pre">sb.save)'</text:span>. Attempt to add and save a new linkblog item. Revert to <text:span text:style-name="Pre">'$('#form1').submit({auth:</text:span> <text:span text:style-name="Pre">Cookies.get('auth')},</text:span> <text:span text:style-name="Pre">sb.save)' </text:span>when done. Since our linkblog is expected to be public, we didn't implement authentication for the <text:span text:style-name="Pre"><text:span text:style-name="T48">'l</text:span></text:span><text:span text:style-name="Pre">inkblogDAO.selectList</text:span><text:span text:style-name="Pre"><text:span text:style-name="T48">'</text:span></text:span> API call, but this could easily be added.</text:p>
        </text:list-item>
        <text:list-item>
          <text:p text:style-name="P18">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18">c</text:span>essful log-in always redirects to the admin landing page. For production, we would probably enhance the log-in flow by keeping track of which protected page was requested and redirect to it after successful log-in. </text:p>
        </text:list-item>
      </text:list>
      <text:p text:style-name="Text_20_body"><text:soft-page-break/></text:p>
      <text:p text:style-name="P24"/>
      <text:p text:style-name="P8"/>
      <text:p text:style-name="P8">Part III: The Perspectives</text:p>
      <text:p text:style-name="Text_20_body"/>
      <text:h text:style-name="P3" text:outline-level="2"><text:bookmark text:name="lab-9-standard-web-components-and-their-communication"/>Lab 9: Standard Web Components and their Communication</text:h>
      <text:p text:style-name="Text_20_body"/>
      <text:list xml:id="list7967310125686568803" text:style-name="L13">
        <text:list-item>
          <text:p text:style-name="P19">The quest for the web equivalent of 'Legos' has been going on for a while. Legos are <text:span text:style-name="T6">composable</text:span>: you can connect pieces in different ways. They are <text:span text:style-name="T6">reusable</text:span>: the same kind of piece can be used in multiple places. Legos are also <text:span text:style-name="T6">modular</text:span>: you can connect one assembly to another one. Unlike Legos <text:span text:style-name="T49">[</text:span>mostly; <text:span text:style-name="T49">google</text:span> <text:span text:style-name="T49">'</text:span>kickstarter brixo<text:span text:style-name="T49">']</text:span>, however, components for the web also need to be able to <text:span text:style-name="T6">communicate</text:span> with each other and with the outside world. Finally, web components need to be <text:span text:style-name="T6">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19">In reality, component frameworks have had a short half-life. The last years has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18 months from now. Assuming you don't want to start from scratch and rewrite everything every 18 months, that presents you with a great challenge of how to write applications that you can expect to be both maintainable and future-safe.</text:p>
        </text:list-item>
        <text:list-item>
          <text:p text:style-name="P19">Our best practice to deal with the evolving landscape of web components is to write web apps that are structured in a <text:span text:style-name="T6">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text:soft-page-break/>custom navigation mechanisms (routers) and framework-specific component communication implementations. We use the browser's great native navigation mechanisms (URL and browser history) as shown in Lab 4, and framework-agnostic component communication as implemented in the sample project shown below. </text:p>
        </text:list-item>
        <text:list-item>
          <text:p text:style-name="P19">There is, however, light at the end of the tunnel: a W3C standard for web components appears to be forming. Read about <text:span text:style-name="T6">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6">Polymer</text:span>, is actually developed on top of this emerging standard. We use <text:span text:style-name="T49">S</text:span>tandard <text:span text:style-name="T49">W</text:span>eb <text:span text:style-name="T49">C</text:span>omponents as the default component framework for this Lab. However, our architectural concepts can also be applied when using other frameworks. May we tempt you to write a sample integration for your favorite component framework and contribute it to <text:span text:style-name="T49">github.com/</text:span>topseed?</text:p>
        </text:list-item>
        <text:list-item>
          <text:p text:style-name="P19">Among other things, newer component frameworks solve the problem of CSS bleeding by using the <text:span text:style-name="T6">Shadow DOM</text:span> construct. To work with web components you should understand Shadow DOM; read a good introduction at <text:span text:style-name="Pre">https</text:span>:<text:span text:style-name="Pre">//www.html5rocks.com/en/tutorials/webcomponents/shadowdom/</text:span>. We prefer it over the more recent introduction at <text:span text:style-name="Pre">https</text:span>:<text:span text:style-name="Pre">//developers.google.com/web/fundamentals/getting-started/primers/shadowdom</text:span>. <text:span text:style-name="T6">Templates</text:span> and <text:span text:style-name="T6">HTML Imports</text:span> are other Standard Web Component features which will become clear with the examples in this Lab. Finally, there is a <text:span text:style-name="T6">Custom Element API</text:span> to create new HTML tags. <text:span text:style-name="T50">Unfortunately</text:span>, the implementation of this API uses 'class'<text:span text:style-name="Pre"> </text:span>which is not supported by Internet Explorer. <text:span text:style-name="T50">(It's theoretically possible but painful to down-compile for IE.)</text:span> We will use the Custom Element API once IE has lost its remaining popularity, or when we can rule out IE in a corporate app. </text:p>
        </text:list-item>
        <text:list-item>
          <text:p text:style-name="P19">Download and unzip <text:span text:style-name="Pre">topseed-webcomps-master.zip</text:span> from <text:span text:style-name="Pre">https://github.com/topseed/topseed-webcomp</text:span> to your <text:soft-page-break/>location of choice on your developer machine. Open the project in VS Code. Add the project folder <text:span text:style-name="Pre">/topseed-webcomps</text:span> in Prepros, but but ensure that Pug <text:span text:style-name="T50">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generated HTML responses in the CDN, there is practically no impact on production performance, but the development project is a lot cleaner. </text:p>
        </text:list-item>
        <text:list-item>
          <text:p text:style-name="P19">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2">main</text:span></text:span><text:span text:style-name="Pre"> [Enter]'</text:span>. <text:span text:style-name="T56">(In this project, </text:span><text:span text:style-name="Pre"><text:span text:style-name="T56">index.js</text:span></text:span><text:span text:style-name="T56"> has been renamed to </text:span><text:span text:style-name="Pre"><text:span text:style-name="T56">main.js</text:span></text:span><text:span text:style-name="T56">.)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18">Labs</text:span> 6 <text:span text:style-name="T18">and 7</text:span>, this page uses <text:span text:style-name="Pre">'/page/list/ListBusiness.js'</text:span> to load a list from a JSON response promise. For data binding, <text:span text:style-name="Pre"><text:span text:style-name="T52">'L</text:span></text:span><text:span text:style-name="Pre">istBusiness.list()</text:span><text:span text:style-name="Pre"><text:span text:style-name="T52">'</text:span></text:span><text:span text:style-name="Pre"> </text:span>uses <text:span text:style-name="Pre">doT.js</text:span>, a fast <text:span text:style-name="T6">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19">Inspect the component version of the list page at /<text:span text:style-name="Pre">demo-srv/root2/page/list/index.pug</text:span>. It has a custom element in the <text:span text:style-name="T19">HTML</text:span> named '<text:span text:style-name="Pre">list-el'</text:span>. Custom elements must include a <text:span text:style-name="Pre">'-' </text:span>(dash) in the tag name. The doT template has disappear<text:span text:style-name="T52">e</text:span>d. The page <text:span text:style-name="Pre">'script.'</text:span> loads <text:span text:style-name="Pre">ListBusiness.js</text:span> and the <text:span text:style-name="T52">l</text:span>ist component definition from the HTML Import <text:span text:style-name="Pre">/_webComp/List.html,</text:span> registers the <text:span text:style-name="T6">component prototype</text:span> with the browser using <text:span text:style-name="Pre">TW.registerComp</text:span> and then calls <text:soft-page-break/><text:span text:style-name="Pre"><text:span text:style-name="T52">'s</text:span></text:span><text:span text:style-name="Pre">b.compList()</text:span><text:span text:style-name="Pre"><text:span text:style-name="T52">'</text:span></text:span> to render an <text:span text:style-name="T6">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2">'l</text:span></text:span><text:span text:style-name="Pre">ist(values)</text:span><text:span text:style-name="Pre"><text:span text:style-name="T52">'</text:span></text:span> function. We always pass data to a component <text:span text:style-name="T52">rather than</text:span> making the component load data. This keeps the component simpler and more manageable. As a result of using a component, both the page and <text:span text:style-name="Pre">ListBusiness</text:span> are somewhat cleaner; <text:span text:style-name="T52">any</text:span> 'JavaScript mess' is hidden inside the component.</text:p>
        </text:list-item>
        <text:list-item>
          <text:p text:style-name="P19">Optional: Inspect the list component implementation at <text:span text:style-name="Pre">/demo-srv/root2/_webComp/List.pug</text:span>. You will find the Standard Web Component <text:span text:style-name="Pre">'template'</text:span> tag that includes the node <text:span text:style-name="Pre"><text:span text:style-name="T52">'#</text:span></text:span><text:span text:style-name="Pre">myList</text:span><text:span text:style-name="Pre"><text:span text:style-name="T52">'</text:span></text:span> previously seen in the non-component page, as well as the <text:span text:style-name="Pre"><text:span text:style-name="T52">'x</text:span></text:span><text:span text:style-name="Pre">-dot-template</text:span><text:span text:style-name="Pre"><text:span text:style-name="T52">'</text:span></text:span>. The <text:span text:style-name="Pre">'script.' </text:span>section creates a <text:span text:style-name="Pre">HTMLElement</text:span> prototype named <text:span text:style-name="Pre">'ListEl',</text:span> specifies to attach the insulated shadow DOM (using <text:span text:style-name="Pre"><text:span text:style-name="T52">'T</text:span></text:span><text:span text:style-name="Pre">W.attachShadow</text:span><text:span text:style-name="Pre"><text:span text:style-name="T52">'</text:span></text:span>) when an actual component instance is created from the prototype (<text:span text:style-name="Pre">'createdCallback'</text:span>). Also see the <text:span text:style-name="Pre"><text:span text:style-name="T52">'L</text:span></text:span><text:span text:style-name="Pre">istEl.lis</text:span><text:span text:style-name="Pre"><text:span text:style-name="T19">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19">As of the time of writing, due to <text:span text:style-name="T52">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2">'</text:span></text:span><text:span text:style-name="Pre">div</text:span><text:span text:style-name="Pre"><text:span text:style-name="T52">'</text:span></text:span>; see <text:span text:style-name="T53">the </text:span>use of <text:span text:style-name="Pre"><text:span text:style-name="T53">'.</text:span></text:span><text:span text:style-name="Pre">bgauge-el</text:span><text:span text:style-name="Pre"><text:span text:style-name="T53">'</text:span></text:span> in /<text:span text:style-name="Pre">topseed-webcomps/_webComp/gauge.pug</text:span>. It is also possible to write components that bleed <text:span text:style-name="T13">o</text:span><text:span text:style-name="T6">n purpose</text:span>, by making <text:soft-page-break/>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19">Lab</text:span> 5.</text:p>
        </text:list-item>
        <text:list-item>
          <text:p text:style-name="P19">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53">t</text:span>he <text:span text:style-name="T53">C</text:span>ircle and <text:span text:style-name="T53">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text:span text:style-name="T53">I</text:span>f you prefer, you can use a separate message bus instead. See the use of <text:span text:style-name="Pre">'const _blx = new BLX(null)' </text:span><text:span text:style-name="Pre"><text:span text:style-name="T53">in</text:span></text:span> <text:span text:style-name="Pre">/demo-srv/root2/comp/com/index.pug</text:span>.</text:p>
        </text:list-item>
        <text:list-item>
          <text:p text:style-name="P19">On the dashboard page at <text:span text:style-name="Pre">http://localhost:9081/page/dashboard/,</text:span> click on one of the list links <text:span text:style-name="T53">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19">Optional: Learn about the component communication implementation. First inspect the function <text:span text:style-name="Pre">'addComp'</text:span> at <text:span text:style-name="Pre">/demo-</text:span><text:soft-page-break/><text:span text:style-name="Pre">srv/root/page/list/ListBusiness.js;</text:span> <text:span text:style-name="T54">i</text:span>t <text:span text:style-name="T54">passes a reference to the</text:span> bus <text:span text:style-name="T54">to</text:span> component. Look at the <text:span text:style-name="Pre">'ListEl.init' </text:span>function in <text:span text:style-name="Pre">/demo-srv/root/_webComps/List.pug</text:span>. The component instance <text:span text:style-name="Pre">'listEl'</text:span> keeps <text:span text:style-name="T54">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54">n</text:span>ent). <text:span text:style-name="T54">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19">We like creating and using components when it make us more productive, and the code becomes more maintainable. We decide this per use case. Be your own judge! </text:p>
        </text:list-item>
        <text:list-item>
          <text:p text:style-name="P19">We're happy to <text:span text:style-name="T1">help with i</text:span>n-house seminars and workshops on the techniques shows in these Labs on request. Just email us at hi@appthings.io.</text:p>
        </text:list-item>
      </text:list>
      <text:p text:style-name="Text_20_body"/>
      <text:h text:style-name="P3" text:outline-level="2"><text:bookmark text:name="lab-10-mobile-app-phonegap-"/>Lab 10: Mobile App (Phonegap)</text:h>
      <text:p text:style-name="Text_20_body"/>
      <text:list xml:id="list1920747995202980263" text:style-name="L14">
        <text:list-item>
          <text:p text:style-name="P20">In this Lab we will customize and install an Android app that uses the Cordova In-App Browser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20">e</text:span></text:span><text:span text:style-name="Pre"> </text:span>folder as a <text:span text:style-name="T20">p</text:span>roject, and click the '&gt;' button. A message <text:span text:style-name="Pre">'Server is running on ...'</text:span> should come up. Click on the URL to open the App in a browser. Resize the browser to mobile phone format. </text:p>
        </text:list-item>
        <text:list-item>
          <text:p text:style-name="P20">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zeit.co,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We include '/index.html' in the path to ensure we deliver the turbo (non-AMP) version of the page.</text:p>
        </text:list-item>
        <text:list-item>
          <text:p text:style-name="P20">To allow the in-app browser to navigate to the newly configured URL, in <text:span text:style-name="Pre">/config.xml</text:span> <text:span text:style-name="Pre">&lt;allow-navigation href="https://m.appthings.io/*" /&gt;</text:span>, replace <text:soft-page-break/><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name' and 'version' in <text:span text:style-name="Pre">/config.xml</text:span>.</text:p>
        </text:list-item>
        <text:list-item>
          <text:p text:style-name="P20">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github c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20">See <text:span text:style-name="Pre">http://docs.phonegap.com/</text:span> for further information about phonegap, for instruction how to deploy to Apple iOS,and how your app can access phone-specific APIs, such as address book, location information etc if necessary. We would use a 'service worker' to support offline-browsing as needed.</text:p>
        </text:list-item>
        <text:list-item>
          <text:p text:style-name="P20">In this Lab, we have used the Cordova In-App Browser to render app content from a CDN. As shown in Lab 6, the app can also obtain data securely from separate API servers. Thanks to appshell, Turbo and caching introduced in Lab 4, the app has a smooth 'single page application' feel. As a result, we were able to develop a rich mobile app without requiring <text:span text:style-name="T20">any </text:span>special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Liberation Mono" fo:font-family="'Liberation Mono'"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4T10:23:22.235000000</dc:date>
    <meta:editing-duration>PT6H1M6S</meta:editing-duration>
    <meta:editing-cycles>31</meta:editing-cycles>
    <meta:print-date>2017-06-23T14:44:00.896000000</meta:print-date>
    <meta:document-statistic meta:table-count="0" meta:image-count="0" meta:object-count="0" meta:page-count="44" meta:paragraph-count="142" meta:word-count="8717" meta:character-count="57123" meta:non-whitespace-character-count="48599"/>
  </office:meta>
</office:document-meta>
</file>